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Heading_20_4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o Funcional (Guía de Usuario)</text:h>
      <text:h text:style-name="P1" text:outline-level="3">Proyecto: Sistema de Gestión Documental</text:h>
      <text:p text:style-name="Text_20_body"><text:span text:style-name="T1">Versión:</text:span> 1.0</text:p>
      <text:p text:style-name="Standard"/>
      <text:h text:style-name="P1" text:outline-level="3">1. Introducción</text:h>
      <text:p text:style-name="Text_20_body">Bienvenido al Sistema de Gestión Documental. Esta aplicación web le permite visualizar, buscar y navegar a través de los documentos de la organización de una manera rápida e intuitiva.</text:p>
      <text:h text:style-name="P1" text:outline-level="3">2. Casos de Uso Principales</text:h>
      <text:h text:style-name="P2" text:outline-level="4">2.1. Visualizar el Listado de Documentos</text:h>
      <text:p text:style-name="Text_20_body">Al ingresar a la aplicación, la pantalla principal muestra una tabla con todos los documentos registrados en el sistema.</text:p>
      <text:list text:style-name="L1">
        <text:list-item>
          <text:p text:style-name="P3"><text:span text:style-name="T1">Información Visible:</text:span> La tabla muestra columnas clave como Título, Autor, Tipo, Estado y Fecha de Registro.</text:p>
        </text:list-item>
        <text:list-item>
          <text:p text:style-name="P3"><text:span text:style-name="T1">Paginación:</text:span> Si hay muchos documentos, estos se organizan en páginas. En la parte inferior de la página, encontrará botones de "Anterior" y "Siguiente" para navegar entre ellas.</text:p>
        </text:list-item>
      </text:list>
      <text:h text:style-name="P2" text:outline-level="4">2.2. Buscar un Documento por Autor</text:h>
      <text:p text:style-name="Text_20_body">Para encontrar documentos de un autor específico, puede utilizar la barra de búsqueda ubicada en la parte superior de la página.</text:p>
      <text:list text:style-name="L2">
        <text:list-item>
          <text:p text:style-name="P4"><text:span text:style-name="T1">Filtro en Tiempo Real:</text:span> Simplemente comience a escribir el nombre del autor en el campo de búsqueda. La lista de documentos se actualizará automáticamente en tiempo real para mostrar solo los resultados que coincidan con su búsqueda.</text:p>
        </text:list-item>
        <text:list-item>
          <text:p text:style-name="P4"><text:span text:style-name="T1">Limpiar Búsqueda:</text:span> Para volver a ver todos los documentos, simplemente borre el texto del campo de búsqueda.</text:p>
        </text:list-item>
      </text:list>
      <text:p text:style-name="Horizontal_20_Line"/>
      <text:h text:style-name="P1" text:outline-level="3">3. Funcionalidades Adicionales</text:h>
      <text:list text:style-name="L3">
        <text:list-item>
          <text:p text:style-name="P5"><text:span text:style-name="T1">Diseño Responsivo:</text:span> La aplicación se adapta a diferentes tamaños de pantalla, permitiendo su uso en computadores de escritorio, tabletas y dispositivos móviles.</text:p>
        </text:list-item>
        <text:list-item>
          <text:p text:style-name="P5"><text:span text:style-name="T1">Manejo de Errores:</text:span> Si ocurre un problema al cargar los datos (por ejemplo, si la API no está disponible), la aplicación mostrará un mensaje de error claro en lugar de una pantalla en blanco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4:01:19.883809522</meta:creation-date>
    <dc:date>2025-10-17T14:03:34.839871353</dc:date>
    <meta:editing-duration>PT2M15S</meta:editing-duration>
    <meta:editing-cycles>1</meta:editing-cycles>
    <meta:document-statistic meta:table-count="0" meta:image-count="0" meta:object-count="0" meta:page-count="1" meta:paragraph-count="17" meta:word-count="262" meta:character-count="1642" meta:non-whitespace-character-count="1403"/>
    <meta:generator>LibreOffice/25.2.6.2$Linux_X86_64 LibreOffice_project/520$Build-2</meta:generator>
  </office:meta>
</office:document-meta>
</file>